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Geneva, Helvetica, Arial, sans-serif"/>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f140" officeooo:paragraph-rsid="0015f140"/>
    </style:style>
    <style:style style:name="P2" style:family="paragraph" style:parent-style-name="Standard">
      <style:text-properties officeooo:rsid="0016ac76" officeooo:paragraph-rsid="0016ac76"/>
    </style:style>
    <style:style style:name="P3" style:family="paragraph" style:parent-style-name="Standard">
      <style:text-properties officeooo:rsid="001aa6cc" officeooo:paragraph-rsid="001aa6cc"/>
    </style:style>
    <style:style style:name="P4" style:family="paragraph" style:parent-style-name="Standard">
      <style:text-properties officeooo:rsid="001c0ee5" officeooo:paragraph-rsid="001c0ee5"/>
    </style:style>
    <style:style style:name="P5" style:family="paragraph" style:parent-style-name="Standard">
      <style:text-properties officeooo:rsid="001e9780" officeooo:paragraph-rsid="001e9780"/>
    </style:style>
    <style:style style:name="P6" style:family="paragraph" style:parent-style-name="Standard">
      <style:text-properties officeooo:rsid="0021daa2" officeooo:paragraph-rsid="0021daa2"/>
    </style:style>
    <style:style style:name="P7" style:family="paragraph" style:parent-style-name="Standard">
      <style:text-properties fo:font-weight="normal" officeooo:rsid="001c0ee5" officeooo:paragraph-rsid="001c0ee5" style:font-weight-asian="normal" style:font-weight-complex="normal"/>
    </style:style>
    <style:style style:name="P8" style:family="paragraph" style:parent-style-name="Standard">
      <style:text-properties officeooo:rsid="0024da6f" officeooo:paragraph-rsid="0024da6f"/>
    </style:style>
    <style:style style:name="P9" style:family="paragraph" style:parent-style-name="Standard">
      <style:text-properties officeooo:rsid="00262ba4" officeooo:paragraph-rsid="00262ba4"/>
    </style:style>
    <style:style style:name="P10" style:family="paragraph" style:parent-style-name="Standard">
      <style:text-properties officeooo:rsid="001e9780" officeooo:paragraph-rsid="001e9780"/>
    </style:style>
    <style:style style:name="P11" style:family="paragraph" style:parent-style-name="Standard">
      <style:text-properties officeooo:rsid="001e9780" officeooo:paragraph-rsid="003a9d25"/>
    </style:style>
    <style:style style:name="P12" style:family="paragraph" style:parent-style-name="Standard">
      <style:text-properties officeooo:rsid="001e9780" officeooo:paragraph-rsid="003c0f8b"/>
    </style:style>
    <style:style style:name="P13" style:family="paragraph" style:parent-style-name="Standard">
      <style:text-properties officeooo:rsid="001e9780" officeooo:paragraph-rsid="003c9d36"/>
    </style:style>
    <style:style style:name="P14" style:family="paragraph" style:parent-style-name="Standard">
      <style:text-properties officeooo:rsid="001e9780" officeooo:paragraph-rsid="003e301e"/>
    </style:style>
    <style:style style:name="P15" style:family="paragraph" style:parent-style-name="Standard">
      <style:text-properties officeooo:rsid="001e9780" officeooo:paragraph-rsid="003fe50e"/>
    </style:style>
    <style:style style:name="P16" style:family="paragraph" style:parent-style-name="Standard">
      <style:text-properties officeooo:rsid="003724a6" officeooo:paragraph-rsid="003724a6"/>
    </style:style>
    <style:style style:name="P17" style:family="paragraph" style:parent-style-name="Standard">
      <style:text-properties officeooo:paragraph-rsid="003724a6"/>
    </style:style>
    <style:style style:name="P18" style:family="paragraph" style:parent-style-name="Standard">
      <style:text-properties officeooo:rsid="0039579c" officeooo:paragraph-rsid="0039579c"/>
    </style:style>
    <style:style style:name="P19" style:family="paragraph" style:parent-style-name="Standard">
      <style:text-properties officeooo:rsid="0039fb42" officeooo:paragraph-rsid="0039fb42"/>
    </style:style>
    <style:style style:name="P20" style:family="paragraph" style:parent-style-name="Standard">
      <style:text-properties fo:font-weight="normal" officeooo:rsid="001c0ee5" officeooo:paragraph-rsid="001c0ee5" style:font-weight-asian="normal" style:font-weight-complex="normal"/>
    </style:style>
    <style:style style:name="P21" style:family="paragraph" style:parent-style-name="Standard">
      <style:text-properties style:text-underline-style="solid" style:text-underline-width="auto" style:text-underline-color="font-color" officeooo:rsid="001c0ee5" officeooo:paragraph-rsid="001c0ee5"/>
    </style:style>
    <style:style style:name="P22" style:family="paragraph" style:parent-style-name="Standard">
      <style:text-properties style:text-underline-style="solid" style:text-underline-width="auto" style:text-underline-color="font-color" fo:font-weight="normal" officeooo:rsid="0042ef05" officeooo:paragraph-rsid="0042ef05" style:font-weight-asian="normal" style:font-weight-complex="normal"/>
    </style:style>
    <style:style style:name="P23" style:family="paragraph" style:parent-style-name="Standard">
      <style:text-properties style:text-underline-style="solid" style:text-underline-width="auto" style:text-underline-color="font-color" officeooo:rsid="004612ec" officeooo:paragraph-rsid="004612ec"/>
    </style:style>
    <style:style style:name="P24" style:family="paragraph" style:parent-style-name="Standard">
      <style:text-properties officeooo:rsid="004466d4" officeooo:paragraph-rsid="004466d4"/>
    </style:style>
    <style:style style:name="P25" style:family="paragraph" style:parent-style-name="Standard">
      <style:text-properties officeooo:rsid="004612ec" officeooo:paragraph-rsid="004612ec"/>
    </style:style>
    <style:style style:name="T1" style:family="text">
      <style:text-properties officeooo:rsid="0016ac76"/>
    </style:style>
    <style:style style:name="T2" style:family="text">
      <style:text-properties officeooo:rsid="0016f83a"/>
    </style:style>
    <style:style style:name="T3" style:family="text">
      <style:text-properties officeooo:rsid="0018acff"/>
    </style:style>
    <style:style style:name="T4" style:family="text">
      <style:text-properties fo:color="#00aa00" style:font-name="Monospace" fo:font-size="10pt" fo:font-style="italic" style:font-size-asian="10pt" style:font-style-asian="italic"/>
    </style:style>
    <style:style style:name="T5" style:family="text">
      <style:text-properties fo:color="#00aa00" style:font-name="Monospace" fo:font-size="10pt" fo:font-style="italic" officeooo:rsid="0018acff" style:font-size-asian="10pt" style:font-style-asian="italic"/>
    </style:style>
    <style:style style:name="T6" style:family="text">
      <style:text-properties officeooo:rsid="001c0ee5"/>
    </style:style>
    <style:style style:name="T7" style:family="text">
      <style:text-properties fo:color="#000000" style:font-name="Monospace" fo:font-size="10pt" style:font-size-asian="10pt"/>
    </style:style>
    <style:style style:name="T8" style:family="text">
      <style:text-properties fo:color="#000000" style:font-name="Monospace" fo:font-size="10pt" style:font-size-asian="10pt"/>
    </style:style>
    <style:style style:name="T9" style:family="text">
      <style:text-properties fo:font-weight="bold" style:font-weight-asian="bold" style:font-weight-complex="bold"/>
    </style:style>
    <style:style style:name="T10" style:family="text">
      <style:text-properties fo:font-weight="bold" officeooo:rsid="0025cef7"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f8884" style:font-weight-asian="normal" style:font-weight-complex="normal"/>
    </style:style>
    <style:style style:name="T13" style:family="text">
      <style:text-properties fo:font-weight="normal" officeooo:rsid="002004d1" style:font-weight-asian="normal" style:font-weight-complex="normal"/>
    </style:style>
    <style:style style:name="T14" style:family="text">
      <style:text-properties fo:font-weight="normal" officeooo:rsid="0025cef7" style:font-weight-asian="normal" style:font-weight-complex="normal"/>
    </style:style>
    <style:style style:name="T15" style:family="text">
      <style:text-properties fo:font-weight="normal" officeooo:rsid="00272223" style:font-weight-asian="normal" style:font-weight-complex="normal"/>
    </style:style>
    <style:style style:name="T16" style:family="text">
      <style:text-properties fo:font-weight="normal" officeooo:rsid="002771ec" style:font-weight-asian="normal" style:font-weight-complex="normal"/>
    </style:style>
    <style:style style:name="T17" style:family="text">
      <style:text-properties fo:font-weight="normal" officeooo:rsid="0027c7ce" style:font-weight-asian="normal" style:font-weight-complex="normal"/>
    </style:style>
    <style:style style:name="T18" style:family="text">
      <style:text-properties fo:font-weight="normal" officeooo:rsid="002813f5" style:font-weight-asian="normal" style:font-weight-complex="normal"/>
    </style:style>
    <style:style style:name="T19" style:family="text">
      <style:text-properties fo:font-weight="normal" officeooo:rsid="002a07cd" style:font-weight-asian="normal" style:font-weight-complex="normal"/>
    </style:style>
    <style:style style:name="T20" style:family="text">
      <style:text-properties fo:font-weight="normal" officeooo:rsid="002ca586" style:font-weight-asian="normal" style:font-weight-complex="normal"/>
    </style:style>
    <style:style style:name="T21" style:family="text">
      <style:text-properties fo:font-weight="normal" officeooo:rsid="002dfc3a" style:font-weight-asian="normal" style:font-weight-complex="normal"/>
    </style:style>
    <style:style style:name="T22" style:family="text">
      <style:text-properties fo:font-weight="normal" officeooo:rsid="002e60b9" style:font-weight-asian="normal" style:font-weight-complex="normal"/>
    </style:style>
    <style:style style:name="T23" style:family="text">
      <style:text-properties fo:font-weight="normal" officeooo:rsid="00305e76" style:font-weight-asian="normal" style:font-weight-complex="normal"/>
    </style:style>
    <style:style style:name="T24" style:family="text">
      <style:text-properties fo:font-weight="normal" officeooo:rsid="0030cd52" style:font-weight-asian="normal" style:font-weight-complex="normal"/>
    </style:style>
    <style:style style:name="T25" style:family="text">
      <style:text-properties fo:font-weight="normal" officeooo:rsid="00329b0d" style:font-weight-asian="normal" style:font-weight-complex="normal"/>
    </style:style>
    <style:style style:name="T26" style:family="text">
      <style:text-properties fo:font-weight="normal" officeooo:rsid="00331fe4" style:font-weight-asian="normal" style:font-weight-complex="normal"/>
    </style:style>
    <style:style style:name="T27" style:family="text">
      <style:text-properties fo:font-weight="normal" officeooo:rsid="00339f28" style:font-weight-asian="normal" style:font-weight-complex="normal"/>
    </style:style>
    <style:style style:name="T28" style:family="text">
      <style:text-properties fo:font-weight="normal" officeooo:rsid="00345498" style:font-weight-asian="normal" style:font-weight-complex="normal"/>
    </style:style>
    <style:style style:name="T29" style:family="text">
      <style:text-properties fo:font-weight="normal" officeooo:rsid="00370cef" style:font-weight-asian="normal" style:font-weight-complex="normal"/>
    </style:style>
    <style:style style:name="T30" style:family="text">
      <style:text-properties fo:font-weight="normal" officeooo:rsid="003724a6" style:font-weight-asian="normal" style:font-weight-complex="normal"/>
    </style:style>
    <style:style style:name="T31" style:family="text">
      <style:text-properties fo:font-weight="normal" officeooo:rsid="003879b4" style:font-weight-asian="normal" style:font-weight-complex="normal"/>
    </style:style>
    <style:style style:name="T32" style:family="text">
      <style:text-properties fo:font-weight="normal" officeooo:rsid="0039fb42" style:font-weight-asian="normal" style:font-weight-complex="normal"/>
    </style:style>
    <style:style style:name="T33" style:family="text">
      <style:text-properties fo:font-weight="normal" officeooo:rsid="0040da15" style:font-weight-asian="normal" style:font-weight-complex="normal"/>
    </style:style>
    <style:style style:name="T34" style:family="text">
      <style:text-properties fo:font-weight="normal" officeooo:rsid="00422c35" style:font-weight-asian="normal" style:font-weight-complex="normal"/>
    </style:style>
    <style:style style:name="T35" style:family="text">
      <style:text-properties officeooo:rsid="00242e0e"/>
    </style:style>
    <style:style style:name="T36" style:family="text">
      <style:text-properties officeooo:rsid="002a07cd"/>
    </style:style>
    <style:style style:name="T37" style:family="text">
      <style:text-properties fo:font-variant="normal" fo:text-transform="none" fo:color="#551a8b" style:font-name="Verdana" fo:font-size="9.75pt" fo:letter-spacing="normal" fo:font-style="normal" fo:font-weight="normal"/>
    </style:style>
    <style:style style:name="T38" style:family="text">
      <style:text-properties fo:font-variant="normal" fo:text-transform="none" fo:color="#000000" style:font-name="Verdana" fo:font-size="9.7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
      <text:p text:style-name="P2">Step 1:</text:p>
      <text:p text:style-name="P2">-download python (sudo apt-get install python2.7 or python 3.4)</text:p>
      <text:p text:style-name="P2">-git clone the repository available at the adress below:</text:p>
      <text:p text:style-name="P2"><text:a xlink:type="simple" xlink:href="https://github.com/thbeucher/ArmModelisationPython">https://github.com/thbeucher/ArmModelisationPython</text:a></text:p>
      <text:p text:style-name="P2"/>
      <text:p text:style-name="P2">Step 2:</text:p>
      <text:p text:style-name="P2">-Check the setup files:</text:p>
      <text:p text:style-name="P2"><text:tab/>-.../MotorControlModel/ExperimentSetup/setup</text:p>
      <text:p text:style-name="P2"><text:tab/>-.../MotorControlModel/ArmModel/Setup/setupArmParameters</text:p>
      <text:p text:style-name="P2"><text:tab/>-.../MotorControlModel/ArmModel/Setup/setupMusclesParameters</text:p>
      <text:p text:style-name="P2"/>
      <text:p text:style-name="P2">Step 3:</text:p>
      <text:p text:style-name="P2">-<text:span text:style-name="T2">open a new terminal in the working directory (…/MotorControlModel)</text:span></text:p>
      <text:p text:style-name="P2">-<text:span text:style-name="T2">run the python file 'runScript.py' <text:s/>→ python runScript.py</text:span></text:p>
      <text:p text:style-name="Standard"><text:span text:style-name="T1">-at the question '</text:span><text:span text:style-name="T4">is it the first time you run the program</text:span><text:span text:style-name="T5">' </text:span><text:span text:style-name="T3">answer yes (enter 1), some needed libraries will be installed.</text:span></text:p>
      <text:p text:style-name="Standard"/>
      <text:p text:style-name="P3">Step 4:</text:p>
      <text:p text:style-name="P3">-now you can run as much as you want the script 'runScript'</text:p>
      <text:p text:style-name="P3"/>
      <text:p text:style-name="P3"/>
      <text:p text:style-name="P3"/>
      <text:p text:style-name="P3"/>
      <text:p text:style-name="P21">Information<text:span text:style-name="T35">s</text:span> on functions which can be run with 'runscript':</text:p>
      <text:p text:style-name="Standard"><text:span text:style-name="T6">-(1) </text:span><text:span text:style-name="T7">launchCMAESForSpecificTargetSize </text:span>: <text:span text:style-name="T6">This function run the optimization for a target size given. The vector of parameter 'Theta', which correspond to the controller ie the weighs for each features, is saved in each cmaes step in the file: …/Data/OptimisationResults/ResCma*x*/thetaSolTmp_target*x*</text:span></text:p>
      <text:p text:style-name="P4">where *<text:span text:style-name="T9">x</text:span><text:span text:style-name="T11">* correspond to the size of the target</text:span></text:p>
      <text:p text:style-name="P7">Exemple: …/Data/OptimisationResults/ResCma0.05/thetaSolTmp_target0.05</text:p>
      <text:p text:style-name="P4"/>
      <text:p text:style-name="P5">At the end of cmaes, the best solution (ie Theta) is saved in the file:</text:p>
      <text:p text:style-name="P5">…/Data/OptimisationResults/ResCma*x*/thetaCma*x*TGUK*y*</text:p>
      <text:p text:style-name="P5">where *<text:span text:style-name="T9">y</text:span><text:span text:style-name="T11">* is 1 if there is no other same file, 2 if there is one file, etc</text:span></text:p>
      <text:p text:style-name="P5"/>
      <text:p text:style-name="P5"><text:span text:style-name="T11">-</text:span><text:span text:style-name="T12">(2) launchCMAESForAllTargetSize: This function run cmaes for all targets size available in the setup file.</text:span></text:p>
      <text:p text:style-name="P6"><text:span text:style-name="T12">S</text:span><text:span text:style-name="T11">aving directories are the same as the function (1)</text:span></text:p>
      <text:p text:style-name="P5"/>
      <text:p text:style-name="P5"><text:span text:style-name="T12">-</text:span><text:span text:style-name="T13">(3) generateResults: This functions take as argument the </text:span><text:span text:style-name="T31">number at the end</text:span><text:span text:style-name="T13"> of the </text:span><text:span text:style-name="T31">name of the</text:span><text:span text:style-name="T13"> theta file* and generate all the results data and save them in the folder given.</text:span></text:p>
      <text:p text:style-name="P18"><text:span text:style-name="T13">(</text:span><text:span text:style-name="T11">you can find the theta file for all targets, exemple: …/Data/OptimisationResults/ResCma0.05/thetaCma0.05TGUKF1, here you have to specify '1' and the function get all the theta for each target)</text:span></text:p>
      <text:p text:style-name="P5"/>
      <text:p text:style-name="P5"><text:span text:style-name="T13">-</text:span><text:span text:style-name="T21">(4): </text:span><text:span text:style-name="T22">plotAllCmaes: </text:span><text:span text:style-name="T26">This function plot, for all targets given in the setup file, the cost map.</text:span></text:p>
      <text:p text:style-name="P17"><text:span text:style-name="T26">I</text:span><text:span text:style-name="T30">f you have the error concerning the griddata function </text:span><text:span text:style-name="T34">(ie you work with python2.7 instead of python3.4)</text:span><text:span text:style-name="T30">, dowload natgrid at </text:span><text:a xlink:type="simple" xlink:href="http://sourceforge.net/projects/matplotlib/files%2Fmatplotlib-toolkits%2Fnatgrid-0.2/" office:target-frame-name="_top" xlink:show="replace"><text:span text:style-name="T37">http://sourceforge.net/projects/matplotlib/files%2Fmatplotlib-toolkits%2Fnatgrid-0.2/</text:span></text:a><text:span text:style-name="T38">.</text:span></text:p>
      <text:p text:style-name="P16">Then install it with the command 'sudo python setup.py install'.</text:p>
      <text:p text:style-name="P19"><text:soft-page-break/>You can enter 'ResTmp1' as a default folder, some data are saved here.</text:p>
      <text:p text:style-name="P5"/>
      <text:p text:style-name="P11"><text:span text:style-name="T21">-(5): </text:span><text:span text:style-name="T22">plotTimeDistanceTarget: </text:span><text:span text:style-name="T27">This function plot the time to reach the target over the size of the target for different distances to the target. </text:span><text:span text:style-name="T32">You can enter 'ResTmp1' as a default folder, some data are saved here.</text:span></text:p>
      <text:p text:style-name="P5"/>
      <text:p text:style-name="P12"><text:span text:style-name="T21">-(6): </text:span><text:span text:style-name="T22">plotFittsLaw: </text:span><text:span text:style-name="T28">This function run a linear regression to plot the fitts law. </text:span><text:span text:style-name="T32">You can enter 'ResTmp1' as a default folder, some data are saved here.</text:span></text:p>
      <text:p text:style-name="P5"/>
      <text:p text:style-name="P13"><text:span text:style-name="T21">-(7): </text:span><text:span text:style-name="T23">plotPerfSizeDist: </text:span><text:span text:style-name="T33">This function plot the cost of trajectories over different target sizes. </text:span><text:span text:style-name="T32">You can enter 'ResTmp1' as a default folder, some data are saved here.</text:span></text:p>
      <text:p text:style-name="P5"/>
      <text:p text:style-name="P14"><text:span text:style-name="T21">-(8): </text:span><text:span text:style-name="T24">plotMapTimeTrajectories: </text:span><text:span text:style-name="T29">This function plot, for all targets, the time map ie for each trajectories, the time to reach the target. </text:span><text:span text:style-name="T32">You can enter 'ResTmp1' as a default folder, some data are saved here.</text:span></text:p>
      <text:p text:style-name="P5"/>
      <text:p text:style-name="P5"><text:span text:style-name="T21">-(9): </text:span><text:span text:style-name="T25">generateResultsWithBestThetaTmp: </text:span></text:p>
      <text:p text:style-name="P5"/>
      <text:p text:style-name="Standard"><text:span text:style-name="T13">-</text:span><text:span text:style-name="T19">(10)</text:span><text:span text:style-name="T7">launchCMAESWithBestThetaTmpForAllTargetSize: </text:span><text:span text:style-name="T36">This function run cmaes with the best theta available in the theta temporary file 'thetaSolTmp_target*x*. (exemple: …/Data/OptimisationResults/ResCma0.05/thetaSolTmp_target0.05).</text:span></text:p>
      <text:p text:style-name="P5"/>
      <text:p text:style-name="P15"><text:span text:style-name="T13">-</text:span><text:span text:style-name="T17">(11) plotForAllTargetVelocityProfile: This function plot, for all targets in the setup file, the velocity profile of each trajectories. </text:span><text:span text:style-name="T18">You have to give the name of the folder where the data are saved. </text:span><text:span text:style-name="T32">You can enter 'ResTmp1' as a default folder, some data are saved here.</text:span></text:p>
      <text:p text:style-name="P5"/>
      <text:p text:style-name="P5"><text:span text:style-name="T13">-</text:span><text:span text:style-name="T15">(12) runRBFN: This functions run the RBFN regression algorithm. The inputData are the trajectories in the folder …/Data/trajectoires/*. </text:span><text:span text:style-name="T16">This function generate the controller and save it in a file named with the argument you give when you launch this function.</text:span></text:p>
      <text:p text:style-name="P5"/>
      <text:p text:style-name="P5"/>
      <text:p text:style-name="P5"/>
      <text:p text:style-name="P5"/>
      <text:p text:style-name="P5"/>
      <text:p text:style-name="P8"><text:span text:style-name="T13">(*</text:span><text:span text:style-name="T11">): The theta file is the file containing the controller, ie the vector of parameter. The theta file is generated at the end of cmaes or at the end of the regression. For the cmaes one, you can find this file at …/Data/OptimisationResults/ResCma*x*/thetaCma*x*TGUKF*y* (exemple: …/Data/OptimisationResults/ResCma0.05/thetaCma0.05TGUKF1). </text:span><text:span text:style-name="T14">For the one which </text:span><text:span text:style-name="T20">is generated</text:span><text:span text:style-name="T14"> from the regression process, you can find the theta file at …/Data/RBFN2/*z*feats/Theta*y*, where *</text:span><text:span text:style-name="T10">z</text:span><text:span text:style-name="T14">* is the number of features used when the regression is compute.</text:span></text:p>
      <text:p text:style-name="P7"/>
      <text:p text:style-name="P7"/>
      <text:p text:style-name="P7"/>
      <text:p text:style-name="P7"/>
      <text:p text:style-name="P7"/>
      <text:p text:style-name="P22">Using cython version of MotorControlModel:</text:p>
      <text:p text:style-name="P24">To use the cython version you have to open a terminal in …/Cython. Then you just have to run the following command: python scriptC.py.</text:p>
      <text:p text:style-name="P24"/>
      <text:p text:style-name="P23">Launch for all targets in cython (function (2)):</text:p>
      <text:p text:style-name="P25">If it doesn't work using scriptC.py you have to use the shell runCMAESAllShell.sh.</text:p>
      <text:p text:style-name="P25">To launch cmaes for all targets, juste open a terminal in the folder …/Cython/ and enter the <text:soft-page-break/>following command:</text:p>
      <text:p text:style-name="P25">sh runCMAESAllShell.sh</text:p>
      <text:p text:style-name="P25">If the target sizes are not the same as the setup file, you have to change manually the values in the shell file ('runCMAESAllShell.sh')</text:p>
      <text:p text:style-name="Standard"/>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Geneva, Helvetica, Arial, sans-serif"/>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0T16:50:56.717130511</meta:creation-date>
    <dc:date>2015-07-20T14:46:57.052496809</dc:date>
    <meta:editing-duration>P5DT23M36S</meta:editing-duration>
    <meta:editing-cycles>49</meta:editing-cycles>
    <meta:generator>LibreOffice/4.2.8.2$Linux_X86_64 LibreOffice_project/420m0$Build-2</meta:generator>
    <meta:document-statistic meta:table-count="0" meta:image-count="0" meta:object-count="0" meta:page-count="3" meta:paragraph-count="46" meta:word-count="719" meta:character-count="4978" meta:non-whitespace-character-count="4300"/>
  </office:meta>
</office:document-meta>
</file>